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margin-top="0in" fo:margin-bottom="0.1665in" style:contextual-spacing="false" fo:text-indent="0in" style:auto-text-indent="false" fo:padding="0.0193in" fo:border="0.06pt solid #e5e7eb"/>
      <style:text-properties fo:font-size="36pt" fo:font-weight="bold"/>
    </style:style>
    <style:style style:name="P2" style:family="paragraph" style:parent-style-name="Text_20_body">
      <style:paragraph-properties fo:margin-left="0in" fo:margin-right="0in" fo:margin-top="0in" fo:margin-bottom="0.25in" style:contextual-spacing="false" fo:line-height="162%" fo:text-indent="0in" style:auto-text-indent="false" fo:padding="0.0193in" fo:border="0.06pt solid #e5e7eb"/>
      <style:text-properties fo:font-size="15pt"/>
    </style:style>
    <style:style style:name="P3" style:family="paragraph" style:parent-style-name="Text_20_body">
      <style:paragraph-properties fo:margin-left="0in" fo:margin-right="0in" fo:margin-top="0in" fo:margin-bottom="0in" style:contextual-spacing="false" fo:line-height="142%" fo:orphans="2" fo:widows="2" fo:text-indent="0in" style:auto-text-indent="false"/>
      <style:text-properties fo:font-variant="normal" fo:text-transform="none" style:font-name="Geist" fo:font-size="10.5pt" fo:letter-spacing="normal" fo:font-style="normal" fo:font-weight="normal" loext:padding="0.0193in" loext:border="0.06pt solid #e5e7eb"/>
    </style:style>
    <style:style style:name="P4" style:family="paragraph" style:parent-style-name="Heading_20_2">
      <style:text-properties fo:font-size="18pt" fo:font-weight="bold"/>
    </style:style>
    <style:style style:name="P5" style:family="paragraph" style:parent-style-name="Text_20_body">
      <style:paragraph-properties fo:margin-left="0in" fo:margin-right="0in" fo:margin-top="0in" fo:margin-bottom="0.1665in" style:contextual-spacing="false" fo:text-indent="0in" style:auto-text-indent="false" fo:padding="0.0193in" fo:border="0.06pt solid #e5e7eb"/>
    </style:style>
    <style:style style:name="P6" style:family="paragraph" style:parent-style-name="Heading_20_2">
      <style:paragraph-properties fo:margin-left="0in" fo:margin-right="0in" fo:margin-top="0in" fo:margin-bottom="0.1665in" style:contextual-spacing="false" fo:line-height="133%" fo:text-indent="0in" style:auto-text-indent="false" fo:padding="0.0193in" fo:border="0.06pt solid #e5e7eb"/>
      <style:text-properties fo:font-size="18pt" fo:font-weight="bold"/>
    </style:style>
    <style:style style:name="P7" style:family="paragraph" style:parent-style-name="Text_20_body" style:list-style-name="L1">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style:style style:name="P8" style:family="paragraph" style:parent-style-name="Text_20_body" style:list-style-name="L2">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style:style style:name="P9" style:family="paragraph" style:parent-style-name="Text_20_body" style:list-style-name="L3">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style:style style:name="P10" style:family="paragraph" style:parent-style-name="Text_20_body" style:list-style-name="L4">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I Regulatory Compliance Policy</text:h>
      <text:p text:style-name="P2">Maps internal obligations to EU AI Act, ISO 42001, and NIST AI RMF.</text:p>
      <text:p text:style-name="P3">Owner: Compliance Officer</text:p>
      <text:p text:style-name="Standard"/>
      <text:h text:style-name="P4" text:outline-level="2">Purpose</text:h>
      <text:p text:style-name="P5">Provide a single policy framework for tracking AI regulatory requirements, assigning owners, and ensuring evidence is audit-ready for regulators, customers, and certification bodies.</text:p>
      <text:h text:style-name="P6" text:outline-level="2">Scope</text:h>
      <text:p text:style-name="P5">Covers all AI systems governed by external regulations (EU AI Act, GDPR, sector-specific rules) or contractual obligations (customer audits, certifications).</text:p>
      <text:list text:style-name="L1">
        <text:list-item>
          <text:p text:style-name="P7">High-risk EU AI Act systems</text:p>
        </text:list-item>
        <text:list-item>
          <text:p text:style-name="P7">ISO/IEC 42001 AI Management System scope</text:p>
        </text:list-item>
        <text:list-item>
          <text:p text:style-name="P7">Customer or partner contractual commitments</text:p>
        </text:list-item>
        <text:list-item>
          <text:p text:style-name="P7">Regional privacy/security regulations impacting AI data</text:p>
        </text:list-item>
      </text:list>
      <text:h text:style-name="P6" text:outline-level="2">Definitions</text:h>
      <text:list text:style-name="L2">
        <text:list-item>
          <text:p text:style-name="P8">Requirement Register: Living document mapping regulatory clauses to internal controls and owners.</text:p>
        </text:list-item>
        <text:list-item>
          <text:p text:style-name="P8">Evidence Library: Repository storing artifacts (policies, logs, reports) proving compliance.</text:p>
        </text:list-item>
        <text:list-item>
          <text:p text:style-name="P8">Control Owner: Person accountable for maintaining control effectiveness and documentation.</text:p>
        </text:list-item>
      </text:list>
      <text:h text:style-name="P6" text:outline-level="2">Policy</text:h>
      <text:p text:style-name="P5">All applicable regulatory and contractual requirements must be captured in the register with control mappings, status, and evidence pointers. Control owners must update evidence quarterly or when significant changes occur. Compliance Officer coordinates regulator interactions and ensures timely submissions.</text:p>
      <text:h text:style-name="P6" text:outline-level="2"><text:soft-page-break/>Roles and Responsibilities</text:h>
      <text:p text:style-name="P5">Compliance Officer maintains the register, coordinates audits, and escalates gaps. Control Owners produce evidence and remediate findings. Legal monitors regulatory updates. Responsible AI ensures ethical requirements are represented.</text:p>
      <text:h text:style-name="P6" text:outline-level="2">Procedures</text:h>
      <text:p text:style-name="P5">Compliance workflow includes:</text:p>
      <text:list text:style-name="L3">
        <text:list-item>
          <text:p text:style-name="P9">Requirement intake and classification (regulation, clause, applicability).</text:p>
        </text:list-item>
        <text:list-item>
          <text:p text:style-name="P9">Control mapping and assignment of owners with due dates.</text:p>
        </text:list-item>
        <text:list-item>
          <text:p text:style-name="P9">Evidence collection and storage in the library with retention tags.</text:p>
        </text:list-item>
        <text:list-item>
          <text:p text:style-name="P9">Gap analysis and remediation plans tracked to completion.</text:p>
        </text:list-item>
        <text:list-item>
          <text:p text:style-name="P9">Audit readiness checks prior to regulator/customer engagements.</text:p>
        </text:list-item>
        <text:list-item>
          <text:p text:style-name="P9">Change management when new regulations are published.</text:p>
        </text:list-item>
      </text:list>
      <text:h text:style-name="P6" text:outline-level="2">Exceptions</text:h>
      <text:p text:style-name="P5">Temporary deferral of controls requires Compliance Officer approval with compensating controls and remediation deadlines.</text:p>
      <text:h text:style-name="P6" text:outline-level="2">Review Cadence</text:h>
      <text:p text:style-name="P5">Requirement register is reviewed monthly; evidence completeness is sampled quarterly. Annual compliance report presented to the executive risk committee.</text:p>
      <text:h text:style-name="P6" text:outline-level="2">References</text:h>
      <text:list text:style-name="L4">
        <text:list-item>
          <text:p text:style-name="P10">EU AI Act Articles 16–29, 61 (Obligations and monitoring)</text:p>
        </text:list-item>
        <text:list-item>
          <text:p text:style-name="P10">ISO/IEC 42001:2023 Clauses 9–10 (Performance evaluation, improvement)</text:p>
        </text:list-item>
        <text:list-item>
          <text:p text:style-name="P10">Internal documents: Compliance Register SOP, Evidence Management Playbook, Regulator Engagement Pl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22:19:37.263146000</meta:creation-date>
    <dc:date>2026-01-30T22:22:51.283678000</dc:date>
    <meta:editing-duration>PT3M14S</meta:editing-duration>
    <meta:editing-cycles>1</meta:editing-cycles>
    <meta:document-statistic meta:table-count="0" meta:image-count="0" meta:object-count="0" meta:page-count="2" meta:paragraph-count="35" meta:word-count="325" meta:character-count="2462" meta:non-whitespace-character-count="2190"/>
    <meta:generator>LibreOffice/25.2.7.2$MacOSX_AARCH64 LibreOffice_project/5cbfd1ab6520636bb5f7b99185aa69bd7456825d</meta:generator>
  </office:meta>
</office:document-meta>
</file>